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2" svg:font-family="Arial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2.408cm"/>
    </style:style>
    <style:style style:name="co6" style:family="table-column">
      <style:table-column-properties fo:break-before="auto" style:column-width="3.17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DataShee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33" table:default-cell-style-name="Default"/>
        <table:table-column table:style-name="co4" table:default-cell-style-name="Default"/>
        <table:table-column table:style-name="co5" table:number-columns-repeated="14" table:default-cell-style-name="Default"/>
        <table:table-column table:style-name="co6" table:number-columns-repeated="970" table:default-cell-style-name="Default"/>
        <table:table-row table:style-name="ro1">
          <table:table-cell office:value-type="string">
            <text:p>keyAdded</text:p>
          </table:table-cell>
          <table:table-cell table:number-columns-repeated="1023"/>
        </table:table-row>
        <table:table-row table:style-name="ro1">
          <table:table-cell office:value-type="string">
            <text:p>addKey</text:p>
          </table:table-cell>
          <table:table-cell office:value-type="string">
            <text:p>icon</text:p>
          </table:table-cell>
          <table:table-cell office:value-type="string">
            <text:p>modification</text:p>
          </table:table-cell>
          <table:table-cell office:value-type="string">
            <text:p>allowed_archetypes</text:p>
          </table:table-cell>
          <table:table-cell office:value-type="string">
            <text:p>sorting_priority</text:p>
          </table:table-cell>
          <table:table-cell office:value-type="string">
            <text:p>modifier</text:p>
          </table:table-cell>
          <table:table-cell table:number-columns-repeated="45"/>
          <table:table-cell office:value-type="string">
            <text:p>ai_weight</text:p>
          </table:table-cell>
          <table:table-cell office:value-type="string">
            <text:p>species_potential_add</text:p>
          </table:table-cell>
          <table:table-cell table:number-columns-repeated="971"/>
        </table:table-row>
        <table:table-row table:style-name="ro1">
          <table:table-cell table:number-columns-repeated="5"/>
          <table:table-cell office:value-type="string">
            <text:p>pc_ai_habitability</text:p>
          </table:table-cell>
          <table:table-cell office:value-type="string">
            <text:p>pc_desert_habitability</text:p>
          </table:table-cell>
          <table:table-cell office:value-type="string">
            <text:p>pc_tropical_habitability</text:p>
          </table:table-cell>
          <table:table-cell office:value-type="string">
            <text:p>pc_continental_habitability</text:p>
          </table:table-cell>
          <table:table-cell office:value-type="string">
            <text:p>pc_ocean_habitability</text:p>
          </table:table-cell>
          <table:table-cell office:value-type="string">
            <text:p>pc_arctic_habitability</text:p>
          </table:table-cell>
          <table:table-cell office:value-type="string">
            <text:p>pc_tundra_habitability</text:p>
          </table:table-cell>
          <table:table-cell office:value-type="string">
            <text:p>pc_alpine_habitability</text:p>
          </table:table-cell>
          <table:table-cell office:value-type="string">
            <text:p>pc_arid_habitability</text:p>
          </table:table-cell>
          <table:table-cell office:value-type="string">
            <text:p>pc_savannah_habitability</text:p>
          </table:table-cell>
          <table:table-cell office:value-type="string">
            <text:p>pc_oasis_habitability</text:p>
          </table:table-cell>
          <table:table-cell office:value-type="string">
            <text:p>pc_mesa_habitability</text:p>
          </table:table-cell>
          <table:table-cell office:value-type="string">
            <text:p>pc_swamp_habitability</text:p>
          </table:table-cell>
          <table:table-cell office:value-type="string">
            <text:p>pc_frozen_desert_habitability</text:p>
          </table:table-cell>
          <table:table-cell office:value-type="string">
            <text:p>pc_steppe_habitability</text:p>
          </table:table-cell>
          <table:table-cell office:value-type="string">
            <text:p>pc_cascadian_habitability</text:p>
          </table:table-cell>
          <table:table-cell office:value-type="string">
            <text:p>pc_hadesert_habitability</text:p>
          </table:table-cell>
          <table:table-cell office:value-type="string">
            <text:p>pc_geothermal_habitability</text:p>
          </table:table-cell>
          <table:table-cell office:value-type="string">
            <text:p>pc_desertislands_habitability</text:p>
          </table:table-cell>
          <table:table-cell office:value-type="string">
            <text:p>pc_sandsea_habitability</text:p>
          </table:table-cell>
          <table:table-cell office:value-type="string">
            <text:p>pc_mangrove_habitability</text:p>
          </table:table-cell>
          <table:table-cell office:value-type="string">
            <text:p>pc_glacial_habitability</text:p>
          </table:table-cell>
          <table:table-cell office:value-type="string">
            <text:p>pc_subarctic_habitability</text:p>
          </table:table-cell>
          <table:table-cell office:value-type="string">
            <text:p>pc_hajungle_habitability</text:p>
          </table:table-cell>
          <table:table-cell office:value-type="string">
            <text:p>pc_boreal_habitability</text:p>
          </table:table-cell>
          <table:table-cell office:value-type="string">
            <text:p>pc_methane_habitability</text:p>
          </table:table-cell>
          <table:table-cell office:value-type="string">
            <text:p>pc_ammonia_habitability</text:p>
          </table:table-cell>
          <table:table-cell office:value-type="string">
            <text:p>pc_lush_habitability</text:p>
          </table:table-cell>
          <table:table-cell office:value-type="string">
            <text:p>pc_retinal_habitability</text:p>
          </table:table-cell>
          <table:table-cell office:value-type="string">
            <text:p>pc_marginal_habitability</text:p>
          </table:table-cell>
          <table:table-cell office:value-type="string">
            <text:p>pc_irradiated_marginal_habitability</text:p>
          </table:table-cell>
          <table:table-cell office:value-type="string">
            <text:p>pc_marginal_cold_habitability</text:p>
          </table:table-cell>
          <table:table-cell office:value-type="string">
            <text:p>pc_geocrystalline_habitability</text:p>
          </table:table-cell>
          <table:table-cell office:value-type="string">
            <text:p>pc_irradiated_terrestrial_habitability</text:p>
          </table:table-cell>
          <table:table-cell office:value-type="string">
            <text:p>pc_nuked_habitability</text:p>
          </table:table-cell>
          <table:table-cell office:value-type="string">
            <text:p>pc_gaia_habitability</text:p>
          </table:table-cell>
          <table:table-cell office:value-type="string">
            <text:p>pc_ringworld_habitable_habitability</text:p>
          </table:table-cell>
          <table:table-cell office:value-type="string">
            <text:p>pc_habitat_habitability</text:p>
          </table:table-cell>
          <table:table-cell office:value-type="string">
            <text:p>pc_machine_habitability</text:p>
          </table:table-cell>
          <table:table-cell office:value-type="string">
            <text:p>pc_city_habitability</text:p>
          </table:table-cell>
          <table:table-cell office:value-type="string">
            <text:p>pc_mushroom_habitability</text:p>
          </table:table-cell>
          <table:table-cell office:value-type="string">
            <text:p>pc_graveyard_habitability</text:p>
          </table:table-cell>
          <table:table-cell office:value-type="string">
            <text:p>pc_floating_habitability</text:p>
          </table:table-cell>
          <table:table-cell office:value-type="string">
            <text:p>pc_crystal_habitability</text:p>
          </table:table-cell>
          <table:table-cell office:value-type="string">
            <text:p>pc_tidallylocked_habitability</text:p>
          </table:table-cell>
          <table:table-cell office:value-type="string">
            <text:p>pop_environment_tolerance</text:p>
          </table:table-cell>
          <table:table-cell office:value-type="string">
            <text:p>weight</text:p>
          </table:table-cell>
          <table:table-cell office:value-type="string">
            <text:p>exists</text:p>
          </table:table-cell>
          <table:table-cell office:value-type="string">
            <text:p>this</text:p>
          </table:table-cell>
          <table:table-cell table:number-columns-repeated="970"/>
        </table:table-row>
        <table:table-row table:style-name="ro1">
          <table:table-cell table:number-columns-repeated="53"/>
          <table:table-cell office:value-type="string">
            <text:p>has_global_flag</text:p>
          </table:table-cell>
          <table:table-cell table:number-columns-repeated="97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rait_pc_ai_preference</text:p>
          </table:table-cell>
          <table:table-cell office:value-type="string">
            <text:p>"gfx/interface/icons/traits/trait_pc_ai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>1.0</text:p>
          </table:table-cell>
          <table:table-cell table:number-columns-repeated="33" office:value-type="string">
            <text:p>0.01</text:p>
          </table:table-cell>
          <table:table-cell table:number-columns-repeated="12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nuked_preference</text:p>
          </table:table-cell>
          <table:table-cell office:value-type="string">
            <text:p>"gfx/interface/icons/traits/trait_pc_nuked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24" office:value-type="string">
            <text:p>0.6</text:p>
          </table:table-cell>
          <table:table-cell table:number-columns-repeated="2" office:value-type="string">
            <text:p>-2.0</text:p>
          </table:table-cell>
          <table:table-cell table:number-columns-repeated="7" office:value-type="string">
            <text:p>0.6</text:p>
          </table:table-cell>
          <table:table-cell office:value-type="string">
            <text:p>0.8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gaia_preference</text:p>
          </table:table-cell>
          <table:table-cell office:value-type="string">
            <text:p>"gfx/interface/icons/traits/trait_pc_gaia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25"/>
          <table:table-cell table:number-columns-repeated="2" office:value-type="string">
            <text:p>-2.0</text:p>
          </table:table-cell>
          <table:table-cell table:number-columns-repeated="8"/>
          <table:table-cell office:value-type="string">
            <text:p>1.0</text:p>
          </table:table-cell>
          <table:table-cell table:number-columns-repeated="9"/>
          <table:table-cell office:value-type="string">
            <text:p>#delete</text:p>
          </table:table-cell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ringworld_habitable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25"/>
          <table:table-cell table:number-columns-repeated="2" office:value-type="string">
            <text:p>-2.0</text:p>
          </table:table-cell>
          <table:table-cell table:number-columns-repeated="9"/>
          <table:table-cell office:value-type="string">
            <text:p>1.0</text:p>
          </table:table-cell>
          <table:table-cell table:number-columns-repeated="8"/>
          <table:table-cell office:value-type="string">
            <text:p>#delete</text:p>
          </table:table-cell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habitat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37"/>
          <table:table-cell office:value-type="string">
            <text:p>1.0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machine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38"/>
          <table:table-cell office:value-type="string">
            <text:p>1.0</text:p>
          </table:table-cell>
          <table:table-cell table:number-columns-repeated="7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city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24" office:value-type="string">
            <text:p>0.30</text:p>
          </table:table-cell>
          <table:table-cell table:number-columns-repeated="2" office:value-type="string">
            <text:p>-2.0</text:p>
          </table:table-cell>
          <table:table-cell table:number-columns-repeated="7" office:value-type="string">
            <text:p>0.30</text:p>
          </table:table-cell>
          <table:table-cell office:value-type="string">
            <text:p>0.15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desert_preference</text:p>
          </table:table-cell>
          <table:table-cell office:value-type="string">
            <text:p>"gfx/interface/icons/traits/trait_pc_desert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8</text:p>
          </table:table-cell>
          <table:table-cell table:number-columns-repeated="6" office:value-type="string">
            <text:p>0.4</text:p>
          </table:table-cell>
          <table:table-cell table:number-columns-repeated="4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arid_preference</text:p>
          </table:table-cell>
          <table:table-cell office:value-type="string">
            <text:p>"gfx/interface/icons/traits/trait_pc_arid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6" office:value-type="string">
            <text:p>0.4</text:p>
          </table:table-cell>
          <table:table-cell office:value-type="string">
            <text:p>0.8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savannah_preference</text:p>
          </table:table-cell>
          <table:table-cell office:value-type="string">
            <text:p>"gfx/interface/icons/traits/trait_pc_savannah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6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table:number-columns-repeated="2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continental_preference</text:p>
          </table:table-cell>
          <table:table-cell office:value-type="string">
            <text:p>"gfx/interface/icons/traits/trait_pc_continent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table:number-columns-repeated="3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tropical_preference</text:p>
          </table:table-cell>
          <table:table-cell office:value-type="string">
            <text:p>"gfx/interface/icons/traits/trait_pc_tropic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office:value-type="string">
            <text:p>0.8</text:p>
          </table:table-cell>
          <table:table-cell table:number-columns-repeated="2" office:value-type="string">
            <text:p>0.6</text:p>
          </table:table-cell>
          <table:table-cell table:number-columns-repeated="3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ocean_preference</text:p>
          </table:table-cell>
          <table:table-cell office:value-type="string">
            <text:p>"gfx/interface/icons/traits/trait_pc_ocean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8</text:p>
          </table:table-cell>
          <table:table-cell table:number-columns-repeated="3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tundra_preference</text:p>
          </table:table-cell>
          <table:table-cell office:value-type="string">
            <text:p>"gfx/interface/icons/traits/trait_pc_tundr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alpine_preference</text:p>
          </table:table-cell>
          <table:table-cell office:value-type="string">
            <text:p>"gfx/interface/icons/traits/trait_pc_alpin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table:number-columns-repeated="2" office:value-type="string">
            <text:p>0.6</text:p>
          </table:table-cell>
          <table:table-cell office:value-type="string">
            <text:p>0.8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arctic_preference</text:p>
          </table:table-cell>
          <table:table-cell office:value-type="string">
            <text:p>"gfx/interface/icons/traits/trait_pc_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8</text:p>
          </table:table-cell>
          <table:table-cell table:number-columns-repeated="2" office:value-type="string">
            <text:p>0.6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sandsea_preference</text:p>
          </table:table-cell>
          <table:table-cell office:value-type="string">
            <text:p>"gfx/interface/icons/traits/trait_pc_sandse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6" office:value-type="string">
            <text:p>0.4</text:p>
          </table:table-cell>
          <table:table-cell table:number-columns-repeated="4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mesa_preference</text:p>
          </table:table-cell>
          <table:table-cell office:value-type="string">
            <text:p>"gfx/interface/icons/traits/trait_pc_mes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6"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oasis_preference</text:p>
          </table:table-cell>
          <table:table-cell office:value-type="string">
            <text:p>"gfx/interface/icons/traits/trait_pc_oasis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6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desertislands_preference</text:p>
          </table:table-cell>
          <table:table-cell office:value-type="string">
            <text:p>"gfx/interface/icons/traits/trait_pc_desertislands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table:number-columns-repeated="3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hajungle_preference</text:p>
          </table:table-cell>
          <table:table-cell office:value-type="string">
            <text:p>"gfx/interface/icons/traits/trait_pc_hajungl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table:number-columns-repeated="3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mangrove_preference</text:p>
          </table:table-cell>
          <table:table-cell office:value-type="string">
            <text:p>"gfx/interface/icons/traits/trait_pc_mangrov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table:number-columns-repeated="3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geothermal_preference</text:p>
          </table:table-cell>
          <table:table-cell office:value-type="string">
            <text:p>"gfx/interface/icons/traits/trait_pc_geotherm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cascadian_preference</text:p>
          </table:table-cell>
          <table:table-cell office:value-type="string">
            <text:p>"gfx/interface/icons/traits/trait_pc_cascadian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swamp_preference</text:p>
          </table:table-cell>
          <table:table-cell office:value-type="string">
            <text:p>"gfx/interface/icons/traits/trait_pc_swamp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subarctic_preference</text:p>
          </table:table-cell>
          <table:table-cell office:value-type="string">
            <text:p>"gfx/interface/icons/traits/trait_pc_sub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glacial_preference</text:p>
          </table:table-cell>
          <table:table-cell office:value-type="string">
            <text:p>"gfx/interface/icons/traits/trait_pc_glaci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hadesert_preference</text:p>
          </table:table-cell>
          <table:table-cell office:value-type="string">
            <text:p>"gfx/interface/icons/traits/trait_pc_hadesert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table:number-columns-repeated="3" office:value-type="string">
            <text:p>0.6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steppe_preference</text:p>
          </table:table-cell>
          <table:table-cell office:value-type="string">
            <text:p>"gfx/interface/icons/traits/trait_pc_stepp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table:number-columns-repeated="3" office:value-type="string">
            <text:p>0.6</text:p>
          </table:table-cell>
          <table:table-cell table:number-columns-repeated="5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frozen_desert_preference</text:p>
          </table:table-cell>
          <table:table-cell office:value-type="string">
            <text:p>"gfx/interface/icons/traits/trait_pc_frozen_desert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table:number-columns-repeated="3" office:value-type="string">
            <text:p>0.6</text:p>
          </table:table-cell>
          <table:table-cell table:number-columns-repeated="5"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boreal_preference</text:p>
          </table:table-cell>
          <table:table-cell office:value-type="string">
            <text:p>"gfx/interface/icons/traits/trait_pc_ant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methane_preference</text:p>
          </table:table-cell>
          <table:table-cell office:value-type="string">
            <text:p>"gfx/interface/icons/traits/trait_pc_methan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24" office:value-type="string">
            <text:p>-2.0</text:p>
          </table:table-cell>
          <table:table-cell office:value-type="string">
            <text:p>1.0</text:p>
          </table:table-cell>
          <table:table-cell table:number-columns-repeated="9" office:value-type="string">
            <text:p>-2.0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ammonia_preference</text:p>
          </table:table-cell>
          <table:table-cell office:value-type="string">
            <text:p>"gfx/interface/icons/traits/trait_pc_ammoni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25" office:value-type="string">
            <text:p>-2.0</text:p>
          </table:table-cell>
          <table:table-cell office:value-type="string">
            <text:p>1.0</text:p>
          </table:table-cell>
          <table:table-cell table:number-columns-repeated="8" office:value-type="string">
            <text:p>-2.0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lush_preference</text:p>
          </table:table-cell>
          <table:table-cell office:value-type="string">
            <text:p>"gfx/interface/icons/traits/trait_pc_gai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  <table:table-cell table:number-columns-repeated="970"/>
        </table:table-row>
        <table:table-row table:style-name="ro1">
          <table:table-cell office:value-type="string">
            <text:p>trait_pc_retinal_preference</text:p>
          </table:table-cell>
          <table:table-cell office:value-type="string">
            <text:p>"gfx/interface/icons/traits/trait_pc_tropic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  <table:table-cell table:number-columns-repeated="970"/>
        </table:table-row>
        <table:table-row table:style-name="ro1">
          <table:table-cell office:value-type="string">
            <text:p>trait_pc_marginal_preference</text:p>
          </table:table-cell>
          <table:table-cell office:value-type="string">
            <text:p>"gfx/interface/icons/traits/trait_pc_continent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  <table:table-cell table:number-columns-repeated="970"/>
        </table:table-row>
        <table:table-row table:style-name="ro1">
          <table:table-cell office:value-type="string">
            <text:p>trait_pc_irradiated_marginal_preference</text:p>
          </table:table-cell>
          <table:table-cell office:value-type="string">
            <text:p>"gfx/interface/icons/traits/trait_pc_arid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5</text:p>
          </table:table-cell>
          <table:table-cell table:number-columns-repeated="4"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table:number-columns-repeated="4" office:value-type="string">
            <text:p>0.5</text:p>
          </table:table-cell>
          <table:table-cell office:value-type="string">
            <text:p>0.30</text:p>
          </table:table-cell>
          <table:table-cell table:number-columns-repeated="2"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table:number-columns-repeated="2" office:value-type="string">
            <text:p>0.30</text:p>
          </table:table-cell>
          <table:table-cell office:value-type="string">
            <text:p>0.5</text:p>
          </table:table-cell>
          <table:table-cell table:number-columns-repeated="4" office:value-type="string">
            <text:p>0.30</text:p>
          </table:table-cell>
          <table:table-cell office:value-type="string">
            <text:p>0.5</text:p>
          </table:table-cell>
          <table:table-cell table:number-columns-repeated="2" office:value-type="string">
            <text:p>-2.0</text:p>
          </table:table-cell>
          <table:table-cell table:number-columns-repeated="3" office:value-type="string">
            <text:p>0.30</text:p>
          </table:table-cell>
          <table:table-cell office:value-type="string">
            <text:p>0.7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7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  <table:table-cell table:number-columns-repeated="970"/>
        </table:table-row>
        <table:table-row table:style-name="ro1">
          <table:table-cell office:value-type="string">
            <text:p>trait_pc_marginal_cold_preference</text:p>
          </table:table-cell>
          <table:table-cell office:value-type="string">
            <text:p>"gfx/interface/icons/traits/trait_pc_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7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8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  <table:table-cell table:number-columns-repeated="970"/>
        </table:table-row>
        <table:table-row table:style-name="ro1">
          <table:table-cell office:value-type="string">
            <text:p>trait_pc_geocrystalline_preference</text:p>
          </table:table-cell>
          <table:table-cell office:value-type="string">
            <text:p>"gfx/interface/icons/traits/trait_pc_tundr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4" office:value-type="string">
            <text:p>0.5</text:p>
          </table:table-cell>
          <table:table-cell table:number-columns-repeated="3" office:value-type="string">
            <text:p>0.30</text:p>
          </table:table-cell>
          <table:table-cell table:number-columns-repeated="4" office:value-type="string">
            <text:p>0.5</text:p>
          </table:table-cell>
          <table:table-cell table:number-columns-repeated="6" office:value-type="string">
            <text:p>0.30</text:p>
          </table:table-cell>
          <table:table-cell table:number-columns-repeated="3" office:value-type="string">
            <text:p>0.5</text:p>
          </table:table-cell>
          <table:table-cell table:number-columns-repeated="2"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table:number-columns-repeated="2" office:value-type="string">
            <text:p>-2.0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table:number-columns-repeated="2"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8</text:p>
          </table:table-cell>
          <table:table-cell office:value-type="string">
            <text:p>0.5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  <table:table-cell table:number-columns-repeated="970"/>
        </table:table-row>
        <table:table-row table:style-name="ro1">
          <table:table-cell office:value-type="string">
            <text:p>trait_pc_irradiated_terrestrial_preference</text:p>
          </table:table-cell>
          <table:table-cell office:value-type="string">
            <text:p>"gfx/interface/icons/traits/trait_pc_continent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30</text:p>
          </table:table-cell>
          <table:table-cell table:number-columns-repeated="4"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table:number-columns-repeated="4" office:value-type="string">
            <text:p>0.30</text:p>
          </table:table-cell>
          <table:table-cell office:value-type="string">
            <text:p>0.5</text:p>
          </table:table-cell>
          <table:table-cell table:number-columns-repeated="2"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table:number-columns-repeated="2" office:value-type="string">
            <text:p>0.5</text:p>
          </table:table-cell>
          <table:table-cell office:value-type="string">
            <text:p>0.30</text:p>
          </table:table-cell>
          <table:table-cell table:number-columns-repeated="4" office:value-type="string">
            <text:p>0.5</text:p>
          </table:table-cell>
          <table:table-cell office:value-type="string">
            <text:p>0.30</text:p>
          </table:table-cell>
          <table:table-cell table:number-columns-repeated="2" office:value-type="string">
            <text:p>-2.0</text:p>
          </table:table-cell>
          <table:table-cell table:number-columns-repeated="3" office:value-type="string">
            <text:p>0.5</text:p>
          </table:table-cell>
          <table:table-cell office:value-type="string">
            <text:p>0.7</text:p>
          </table:table-cell>
          <table:table-cell table:number-columns-repeated="2" office:value-type="string">
            <text:p>0.5</text:p>
          </table:table-cell>
          <table:table-cell office:value-type="string">
            <text:p>0.7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  <table:table-cell table:number-columns-repeated="970"/>
        </table:table-row>
        <table:table-row table:style-name="ro1">
          <table:table-cell office:value-type="string">
            <text:p>trait_pc_mushroom_preference</text:p>
          </table:table-cell>
          <table:table-cell office:value-type="string">
            <text:p>gfx/interface/icons/traits/trait_pc_ring_preference.dds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25"/>
          <table:table-cell table:number-columns-repeated="2" office:value-type="string">
            <text:p>-2.0</text:p>
          </table:table-cell>
          <table:table-cell table:number-columns-repeated="13"/>
          <table:table-cell office:value-type="string">
            <text:p>1.0</text:p>
          </table:table-cell>
          <table:table-cell table:number-columns-repeated="4"/>
          <table:table-cell office:value-type="string">
            <text:p>0.15</text:p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graveyard_preference</text:p>
          </table:table-cell>
          <table:table-cell office:value-type="string">
            <text:p>gfx/interface/icons/traits/trait_pc_ring_preference.dds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25"/>
          <table:table-cell table:number-columns-repeated="2" office:value-type="string">
            <text:p>-2.0</text:p>
          </table:table-cell>
          <table:table-cell table:number-columns-repeated="14"/>
          <table:table-cell office:value-type="string">
            <text:p>1.0</text:p>
          </table:table-cell>
          <table:table-cell table:number-columns-repeated="3"/>
          <table:table-cell office:value-type="string">
            <text:p>0.15</text:p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floating_preference</text:p>
          </table:table-cell>
          <table:table-cell office:value-type="string">
            <text:p>gfx/interface/icons/traits/trait_pc_ring_preference.dds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25"/>
          <table:table-cell table:number-columns-repeated="2" office:value-type="string">
            <text:p>-2.0</text:p>
          </table:table-cell>
          <table:table-cell table:number-columns-repeated="15"/>
          <table:table-cell office:value-type="string">
            <text:p>1.0</text:p>
          </table:table-cell>
          <table:table-cell table:number-columns-repeated="2"/>
          <table:table-cell office:value-type="string">
            <text:p>0.15</text:p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crystal_preference</text:p>
          </table:table-cell>
          <table:table-cell office:value-type="string">
            <text:p>gfx/interface/icons/traits/trait_pc_ring_preference.dds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25"/>
          <table:table-cell table:number-columns-repeated="2" office:value-type="string">
            <text:p>-2.0</text:p>
          </table:table-cell>
          <table:table-cell table:number-columns-repeated="16"/>
          <table:table-cell office:value-type="string">
            <text:p>1.0</text:p>
          </table:table-cell>
          <table:table-cell/>
          <table:table-cell office:value-type="string">
            <text:p>0.15</text:p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tidallylocked_preference</text:p>
          </table:table-cell>
          <table:table-cell office:value-type="string">
            <text:p>gfx/interface/icons/traits/trait_pc_ring_preference.dds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25"/>
          <table:table-cell table:number-columns-repeated="2" office:value-type="string">
            <text:p>-2.0</text:p>
          </table:table-cell>
          <table:table-cell table:number-columns-repeated="17"/>
          <table:table-cell office:value-type="string">
            <text:p>1.0</text:p>
          </table:table-cell>
          <table:table-cell office:value-type="string">
            <text:p>0.15</text:p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 table:number-rows-repeated="946">
          <table:table-cell table:number-columns-repeated="1024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2" svg:font-family="Arial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1">21-07-2018</text:date>, <text:time>21:5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Sheet" style:display-name="PageStyle_Data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7-21T21:55:03.16</dc:date>
    <dc:creator>Alexandre Madeira</dc:creator>
    <meta:editing-duration>PT2H46M30S</meta:editing-duration>
    <meta:editing-cycles>11</meta:editing-cycles>
    <meta:document-statistic meta:table-count="1" meta:cell-count="1609" meta:object-count="0"/>
  </office:meta>
</office:document-meta>
</file>